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0.505cm" fo:margin-left="-1.78cm" table:align="left"/>
    </style:style>
    <style:style style:name="Tableau1.A" style:family="table-column">
      <style:table-column-properties style:column-width="4.521cm"/>
    </style:style>
    <style:style style:name="Tableau1.B" style:family="table-column">
      <style:table-column-properties style:column-width="5.092cm"/>
    </style:style>
    <style:style style:name="Tableau1.C" style:family="table-column">
      <style:table-column-properties style:column-width="3.087cm"/>
    </style:style>
    <style:style style:name="Tableau1.D" style:family="table-column">
      <style:table-column-properties style:column-width="7.8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D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3e0dc"/>
    </style:style>
    <style:style style:name="P2" style:family="paragraph" style:parent-style-name="Table_20_Contents">
      <style:text-properties style:font-name="Arial" officeooo:rsid="0003e0dc" officeooo:paragraph-rsid="0003e0dc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03e0dc" officeooo:paragraph-rsid="0003e0dc"/>
    </style:style>
    <style:style style:name="P4" style:family="paragraph" style:parent-style-name="Table_20_Contents">
      <style:text-properties style:font-name="Arial" officeooo:rsid="00046168" officeooo:paragraph-rsid="00046168"/>
    </style:style>
    <style:style style:name="P5" style:family="paragraph" style:parent-style-name="Table_20_Contents">
      <style:text-properties style:font-name="Arial" officeooo:rsid="00047826" officeooo:paragraph-rsid="00047826"/>
    </style:style>
    <style:style style:name="P6" style:family="paragraph" style:parent-style-name="Table_20_Contents">
      <style:text-properties style:font-name="Arial" officeooo:rsid="00052c5d" officeooo:paragraph-rsid="00052c5d"/>
    </style:style>
    <style:style style:name="P7" style:family="paragraph" style:parent-style-name="Table_20_Contents">
      <style:text-properties style:font-name="Arial" officeooo:rsid="000557f2" officeooo:paragraph-rsid="000557f2"/>
    </style:style>
    <style:style style:name="P8" style:family="paragraph" style:parent-style-name="Table_20_Contents">
      <style:text-properties style:font-name="Arial" officeooo:rsid="0006a377" officeooo:paragraph-rsid="0006a377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06a377" officeooo:paragraph-rsid="0006a377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07b42d" officeooo:paragraph-rsid="0007b42d"/>
    </style:style>
    <style:style style:name="P11" style:family="paragraph" style:parent-style-name="Table_20_Contents">
      <style:text-properties style:font-name="Arial" officeooo:rsid="0007b42d" officeooo:paragraph-rsid="0007b42d"/>
    </style:style>
    <style:style style:name="P12" style:family="paragraph" style:parent-style-name="Table_20_Contents">
      <style:text-properties style:font-name="Arial" officeooo:rsid="0008f9f5" officeooo:paragraph-rsid="0008f9f5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08f9f5" officeooo:paragraph-rsid="0008f9f5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style:use-window-font-color="true" loext:opacity="0%" fo:font-weight="normal" style:font-weight-asian="normal" style:font-weight-complex="normal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00a933" loext:opacity="100%" fo:font-weight="bold" style:font-weight-asian="bold" style:font-weight-complex="bold"/>
    </style:style>
    <style:style style:name="T5" style:family="text">
      <style:text-properties officeooo:rsid="0006a377"/>
    </style:style>
    <style:style style:name="T6" style:family="text">
      <style:text-properties officeooo:rsid="0008f9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Bibliothèque d'un syndicat intercommunal consiste en 5 <text:span text:style-name="T3">points de prêt</text:span>. </text:p>
      <text:p text:style-name="Standard"/>
      <text:p text:style-name="Standard">Ces centres disposent d'ordinateurs personnels interconnectés qui doivent permettre de gérer les emprunts. L'interview des bibliothécaires permet de déterminer les faits suivants : </text:p>
      <text:p text:style-name="Standard"/>
      <text:p text:style-name="Standard">- Un <text:span text:style-name="T4">client</text:span> qui s'inscrit à la bibliothèque verse une <text:span text:style-name="T3">caution</text:span>.</text:p>
      <text:p text:style-name="Standard">- Suivant le montant de cette caution il aura le droit d'effectuer en même temps de 1 à 10 <text:span text:style-name="T3">emprunts</text:span>.</text:p>
      <text:p text:style-name="Standard">- Les emprunts durent au <text:span text:style-name="T2">maximum 8 jours</text:span>.</text:p>
      <text:p text:style-name="Standard">- Un <text:span text:style-name="T4">livre</text:span> est caractérisé par son <text:span text:style-name="T1">numéro</text:span> dans la bibliothèque (identifiant), son <text:span text:style-name="T1">éditeur</text:span> et <text:s text:c="6"/>son (ses) <text:span text:style-name="T4">auteur</text:span>(s).</text:p>
      <text:p text:style-name="Standard">- On veut pouvoir obtenir, pour chaque client les <text:span text:style-name="T1">emprunts</text:span> qu'il a effectués (<text:span text:style-name="T1">nombre, numéro et titre du livre, date de l'emprunt</text:span>) au cours des trois derniers mois.</text:p>
      <text:p text:style-name="Standard">- Toutes les semaines, on édite la liste des emprunteurs en retard : <text:span text:style-name="T1">nom et adresse du client, date de l'emprunt, numéro(s) et titre du (des) livre(s) concerné(s)</text:span>.</text:p>
      <text:p text:style-name="Standard">- On veut enfin pouvoir connaître pour chaque livre sa <text:span text:style-name="T1">date d'achat</text:span> et son <text:span text:style-name="T1">état</text:span>.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913459059488">
          <table:table-cell table:style-name="Tableau1.A1" office:value-type="string">
            <text:p text:style-name="P3">Mnémonique</text:p>
          </table:table-cell>
          <table:table-cell table:style-name="Tableau1.A1" office:value-type="string">
            <text:p text:style-name="P3">Signification</text:p>
          </table:table-cell>
          <table:table-cell table:style-name="Tableau1.A1" office:value-type="string">
            <text:p text:style-name="P3">Type</text:p>
          </table:table-cell>
          <table:table-cell table:style-name="Tableau1.D1" office:value-type="string">
            <text:p text:style-name="P3">Contraintes</text:p>
          </table:table-cell>
        </table:table-row>
        <table:table-row table:style-name="TableLine2913459059488">
          <table:table-cell table:style-name="Tableau1.A2" office:value-type="string">
            <text:p text:style-name="P11">customer_id</text:p>
          </table:table-cell>
          <table:table-cell table:style-name="Tableau1.A2" office:value-type="string">
            <text:p text:style-name="P11">Identifiant du client</text:p>
          </table:table-cell>
          <table:table-cell table:style-name="Tableau1.A2" office:value-type="string">
            <text:p text:style-name="P10">N(11)</text:p>
          </table:table-cell>
          <table:table-cell table:style-name="Tableau1.D2" office:value-type="string">
            <text:p text:style-name="P11"><text:span text:style-name="T6">I</text:span>dentifiant</text:p>
          </table:table-cell>
        </table:table-row>
        <table:table-row table:style-name="TableLine2913459059488">
          <table:table-cell table:style-name="Tableau1.A2" office:value-type="string">
            <text:p text:style-name="P4">customer_firstnam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9">A(50)</text:p>
          </table:table-cell>
          <table:table-cell table:style-name="Tableau1.D2" office:value-type="string">
            <text:p text:style-name="P11">Not null</text:p>
          </table:table-cell>
        </table:table-row>
        <table:table-row table:style-name="TableLine2913459059488">
          <table:table-cell table:style-name="Tableau1.A2" office:value-type="string">
            <text:p text:style-name="P4">customer_lastnam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9">A(50)</text:p>
          </table:table-cell>
          <table:table-cell table:style-name="Tableau1.D2" office:value-type="string">
            <text:p text:style-name="P11">Not null</text:p>
          </table:table-cell>
        </table:table-row>
        <table:table-row table:style-name="TableLine2913459059488">
          <table:table-cell table:style-name="Tableau1.A2" office:value-type="string">
            <text:p text:style-name="P4">customer_address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9">AN(255)</text:p>
          </table:table-cell>
          <table:table-cell table:style-name="Tableau1.D2" office:value-type="string">
            <text:p text:style-name="P11">Not null</text:p>
          </table:table-cell>
        </table:table-row>
        <table:table-row table:style-name="TableLine2913459059488">
          <table:table-cell table:style-name="Tableau1.A2" office:value-type="string">
            <text:p text:style-name="P4">customer_deposit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9">N(3)</text:p>
          </table:table-cell>
          <table:table-cell table:style-name="Tableau1.D2" office:value-type="string">
            <text:p text:style-name="P11">Not null</text:p>
          </table:table-cell>
        </table:table-row>
        <table:table-row table:style-name="TableLine2913459059488">
          <table:table-cell table:style-name="Tableau1.A7" office:value-type="string">
            <text:p text:style-name="P4">book_number</text:p>
          </table:table-cell>
          <table:table-cell table:style-name="Tableau1.A7" office:value-type="string">
            <text:p text:style-name="P11">Numéro interne du livre</text:p>
          </table:table-cell>
          <table:table-cell table:style-name="Tableau1.A7" office:value-type="string">
            <text:p text:style-name="P10">N(11)</text:p>
          </table:table-cell>
          <table:table-cell table:style-name="Tableau1.D7" office:value-type="string">
            <text:p text:style-name="P11">identifiant</text:p>
          </table:table-cell>
        </table:table-row>
        <table:table-row table:style-name="TableLine2913459059488">
          <table:table-cell table:style-name="Tableau1.A7" office:value-type="string">
            <text:p text:style-name="P4">book_publisher</text:p>
          </table:table-cell>
          <table:table-cell table:style-name="Tableau1.A7" office:value-type="string">
            <text:p text:style-name="P2"/>
          </table:table-cell>
          <table:table-cell table:style-name="Tableau1.A7" office:value-type="string">
            <text:p text:style-name="P10">A(101)</text:p>
          </table:table-cell>
          <table:table-cell table:style-name="Tableau1.D7" office:value-type="string">
            <text:p text:style-name="P11">Not null</text:p>
          </table:table-cell>
        </table:table-row>
        <table:table-row table:style-name="TableLine2913459059488">
          <table:table-cell table:style-name="Tableau1.A7" office:value-type="string">
            <text:p text:style-name="P5">book_title</text:p>
          </table:table-cell>
          <table:table-cell table:style-name="Tableau1.A7" office:value-type="string">
            <text:p text:style-name="P2"/>
          </table:table-cell>
          <table:table-cell table:style-name="Tableau1.A7" office:value-type="string">
            <text:p text:style-name="P10">AN(255)</text:p>
          </table:table-cell>
          <table:table-cell table:style-name="Tableau1.D7" office:value-type="string">
            <text:p text:style-name="P11">Not null</text:p>
          </table:table-cell>
        </table:table-row>
        <table:table-row table:style-name="TableLine2913459059488">
          <table:table-cell table:style-name="Tableau1.A7" office:value-type="string">
            <text:p text:style-name="P5">book_date_purchase</text:p>
          </table:table-cell>
          <table:table-cell table:style-name="Tableau1.A7" office:value-type="string">
            <text:p text:style-name="P2"/>
          </table:table-cell>
          <table:table-cell table:style-name="Tableau1.A7" office:value-type="string">
            <text:p text:style-name="P10">D</text:p>
          </table:table-cell>
          <table:table-cell table:style-name="Tableau1.D7" office:value-type="string">
            <text:p text:style-name="P11">Not null <text:s/>YYYY-MM-DD</text:p>
          </table:table-cell>
        </table:table-row>
        <table:table-row table:style-name="TableLine2913459059488">
          <table:table-cell table:style-name="Tableau1.A7" office:value-type="string">
            <text:p text:style-name="P5">book_state</text:p>
          </table:table-cell>
          <table:table-cell table:style-name="Tableau1.A7" office:value-type="string">
            <text:p text:style-name="P2"/>
          </table:table-cell>
          <table:table-cell table:style-name="Tableau1.A7" office:value-type="string">
            <text:p text:style-name="P10">A(15)</text:p>
          </table:table-cell>
          <table:table-cell table:style-name="Tableau1.D7" office:value-type="string">
            <text:p text:style-name="P11">Not null</text:p>
          </table:table-cell>
        </table:table-row>
        <table:table-row table:style-name="TableLine2913459059488">
          <table:table-cell table:style-name="Tableau1.A2" office:value-type="string">
            <text:p text:style-name="P6">borrow_dat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0">D</text:p>
          </table:table-cell>
          <table:table-cell table:style-name="Tableau1.D2" office:value-type="string">
            <text:p text:style-name="P11">Not null <text:s/>YYYY-MM-DD</text:p>
          </table:table-cell>
        </table:table-row>
        <table:table-row table:style-name="TableLine2913459059488">
          <table:table-cell table:style-name="Tableau1.A2" office:value-type="string">
            <text:p text:style-name="P6">borrow_date_return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0">D</text:p>
          </table:table-cell>
          <table:table-cell table:style-name="Tableau1.D2" office:value-type="string">
            <text:p text:style-name="P11"><text:span text:style-name="T6">Nullable</text:span> YYYY-MM-DD <text:s/>&gt; <text:span text:style-name="T6">borrow_date</text:span></text:p>
          </table:table-cell>
        </table:table-row>
        <table:table-row table:style-name="TableLine2913459059488">
          <table:table-cell table:style-name="Tableau1.A2" office:value-type="string">
            <text:p text:style-name="P7">borrow_<text:span text:style-name="T5">number</text:span></text:p>
          </table:table-cell>
          <table:table-cell table:style-name="Tableau1.A2" office:value-type="string">
            <text:p text:style-name="P8">Identifiant de l’emprunt</text:p>
          </table:table-cell>
          <table:table-cell table:style-name="Tableau1.A2" office:value-type="string">
            <text:p text:style-name="P10">N(11)</text:p>
          </table:table-cell>
          <table:table-cell table:style-name="Tableau1.D2" office:value-type="string">
            <text:p text:style-name="P12">Identifiant</text:p>
          </table:table-cell>
        </table:table-row>
        <table:table-row table:style-name="TableLine2913459059488">
          <table:table-cell table:style-name="Tableau1.A7" office:value-type="string">
            <text:p text:style-name="P12">author_id</text:p>
          </table:table-cell>
          <table:table-cell table:style-name="Tableau1.A7" office:value-type="string">
            <text:p text:style-name="P12">Identifiant de l’auteur</text:p>
          </table:table-cell>
          <table:table-cell table:style-name="Tableau1.A7" office:value-type="string">
            <text:p text:style-name="P13">N(11)</text:p>
          </table:table-cell>
          <table:table-cell table:style-name="Tableau1.D7" office:value-type="string">
            <text:p text:style-name="P12">Identifiant</text:p>
          </table:table-cell>
        </table:table-row>
        <table:table-row table:style-name="TableLine2913459059488">
          <table:table-cell table:style-name="Tableau1.A7" office:value-type="string">
            <text:p text:style-name="P7">author_firstname</text:p>
          </table:table-cell>
          <table:table-cell table:style-name="Tableau1.A7" office:value-type="string">
            <text:p text:style-name="P2"/>
          </table:table-cell>
          <table:table-cell table:style-name="Tableau1.A7" office:value-type="string">
            <text:p text:style-name="P10">A(50)</text:p>
          </table:table-cell>
          <table:table-cell table:style-name="Tableau1.D7" office:value-type="string">
            <text:p text:style-name="P12">Not null</text:p>
          </table:table-cell>
        </table:table-row>
        <table:table-row table:style-name="TableLine2913459059488">
          <table:table-cell table:style-name="Tableau1.A7" office:value-type="string">
            <text:p text:style-name="P7">author_lastname</text:p>
          </table:table-cell>
          <table:table-cell table:style-name="Tableau1.A7" office:value-type="string">
            <text:p text:style-name="P2"/>
          </table:table-cell>
          <table:table-cell table:style-name="Tableau1.A7" office:value-type="string">
            <text:p text:style-name="P10">A(50)</text:p>
          </table:table-cell>
          <table:table-cell table:style-name="Tableau1.D7" office:value-type="string">
            <text:p text:style-name="P12">Not nu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5T11:10:53.199000000</meta:creation-date>
    <dc:date>2021-08-05T12:10:39.368000000</dc:date>
    <meta:editing-duration>PT28M4S</meta:editing-duration>
    <meta:editing-cycles>5</meta:editing-cycles>
    <meta:generator>LibreOffice/7.1.4.2$Windows_X86_64 LibreOffice_project/a529a4fab45b75fefc5b6226684193eb000654f6</meta:generator>
    <meta:document-statistic meta:table-count="1" meta:image-count="0" meta:object-count="0" meta:page-count="1" meta:paragraph-count="65" meta:word-count="243" meta:character-count="1598" meta:non-whitespace-character-count="1409"/>
  </office:meta>
</office:document-meta>
</file>